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2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4" style:parent-style-name="Normální" style:family="paragraph">
      <style:text-properties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2">
            <text:p text:style-name="Normální"/>
            <text:p text:style-name="Normální"/>
            <text:p text:style-name="Normální"><text:bookmark-start text:name="Text14"/><text:bookmark-start text:name="Text2"/>K106 105/2021<text:bookmark-end text:name="Text14"/></text:p>
            <text:p text:style-name="Normální">KVOP-53410/2021<text:bookmark-end text:name="Text2"/></text:p>
            <text:p text:style-name="Normální"><text:bookmark-start text:name="Text6"/>15. 12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3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<text:s text:c="5"/><text:bookmark-end text:name="Text8"/></text:p>
            <text:p text:style-name="Normální"><text:bookmark-start text:name="Text9"/>J<text:bookmark-end text:name="Text9"/>. N.</text:p>
            <text:p text:style-name="Normální"><text:bookmark-start text:name="Text10"/></text:p>
            <text:p text:style-name="Normální"><text:bookmark-end text:name="Text10"/></text:p>
            <text:p text:style-name="Normální"/>
            <text:p text:style-name="Normální"/>
            <text:p text:style-name="P14">doporučeně</text:p>
            <text:p text:style-name="Normální"/>
            <text:p text:style-name="Normální"/>
          </table:table-cell>
        </table:table-row>
      </table:table>
      <text:h text:style-name="Nadpis1" text:outline-level="1">Sdělení o poskytnutí<text:s/>informace podle zákona č. 106/1999 Sb., o svobodném přístupu k informacím, ve znění pozdějších předpisů</text:h>
      <text:p text:style-name="Základnítext">Vážený pane N.,</text:p>
      <text:p text:style-name="Základnítext">dne 10. 12. 2021 byla do Kanceláře veřejného ochránce práv doručena Vaše žádost podle zákona o svobodném přístupu k informacím, kterou<text:s/><text:span text:style-name="Silné">žádáte o zaslání Sborníku stanovisek veřejného ochránce práv - Vězeňství II.</text:span></text:p>
      <text:p text:style-name="Základnítext">K Vaší žádosti<text:s/><text:span text:style-name="Silné">poskytuji a zasílám výše uvedené.</text:span></text:p>
      <text:p text:style-name="podpis"/>
      <text:p text:style-name="podpis"/>
      <text:p text:style-name="podpis"/>
      <text:p text:style-name="podpis"/>
      <text:p text:style-name="podpis"/>
      <text:p text:style-name="podpis">JUDr. Pavel Pořízek, Ph.D.</text:p>
      <text:p text:style-name="podpis">vedoucí Kanceláře veřejného ochránce práv</text:p>
      <text:p text:style-name="podpis"/>
      <text:p text:style-name="Normální"/>
      <text:p text:style-name="Příloha"/>
      <text:p text:style-name="Příloha"/>
      <text:p text:style-name="Příloha"/>
      <text:p text:style-name="Příloha">Příloha</text:p>
      <text:p text:style-name="Normální">dle textu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XZH5*</text:span></text:p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1-12-30T08:02:00Z</meta:creation-date>
    <dc:date>2021-12-30T08:03:00Z</dc:date>
    <meta:print-date>2016-06-27T07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1" meta:paragraph-count="1" meta:word-count="90" meta:character-count="622" meta:row-count="4" meta:non-whitespace-character-count="533"/>
  </office:meta>
</office:document-meta>
</file>